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-color="#579d1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579d1c" draw:fill-color="#004586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3cm" svg:stroke-color="#579d1c" draw:marker-start-width="0.295cm" draw:marker-end="Arrow" draw:marker-end-width="0.3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1.935cm"/>
    </style:style>
    <style:style style:name="gr5" style:family="graphic" style:parent-style-name="standard">
      <style:graphic-properties svg:stroke-color="#ff950e" draw:fill-color="#ff950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cm" svg:stroke-color="#ff950e" draw:marker-start-width="0.295cm" draw:marker-end="Arrow" draw:marker-end-width="0.3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2.56cm"/>
    </style:style>
    <style:style style:name="gr8" style:family="graphic" style:parent-style-name="standard">
      <style:graphic-properties svg:stroke-color="#004586" draw:fill-color="#00458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3.6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4.642cm"/>
    </style:style>
    <style:style style:name="P1" style:family="paragraph">
      <loext:graphic-properties draw:fill-color="#579d1c"/>
      <style:paragraph-properties fo:text-align="center"/>
      <style:text-properties style:font-name="Hack1" fo:font-size="13pt" style:font-size-asian="13pt" style:font-size-complex="13pt"/>
    </style:style>
    <style:style style:name="P2" style:family="paragraph">
      <loext:graphic-properties draw:fill-color="#004586"/>
      <style:paragraph-properties fo:text-align="center"/>
      <style:text-properties style:font-name="Hack1" fo:font-size="13pt" style:font-size-asian="13pt" style:font-size-complex="13pt"/>
    </style:style>
    <style:style style:name="P3" style:family="paragraph">
      <loext:graphic-properties draw:fill="none"/>
      <style:paragraph-properties fo:text-align="center"/>
      <style:text-properties style:font-name="Hack1" fo:font-size="13pt" style:font-size-asian="13pt" style:font-size-complex="13pt"/>
    </style:style>
    <style:style style:name="P4" style:family="paragraph">
      <style:text-properties style:font-name="Hack1"/>
    </style:style>
    <style:style style:name="P5" style:family="paragraph">
      <loext:graphic-properties draw:fill="none" draw:fill-color="#ffffff"/>
      <style:text-properties fo:color="#004586" style:font-name="Hack1" fo:font-size="10.5pt" fo:font-weight="bold" style:font-size-asian="10.5pt" style:font-weight-asian="bold" style:font-size-complex="10.5pt" style:font-weight-complex="bold"/>
    </style:style>
    <style:style style:name="P6" style:family="paragraph">
      <loext:graphic-properties draw:fill-color="#ff950e"/>
      <style:paragraph-properties fo:text-align="center"/>
      <style:text-properties style:font-name="Hack1" fo:font-size="13pt" style:font-size-asian="13pt" style:font-size-complex="13pt"/>
    </style:style>
    <style:style style:name="T1" style:family="text">
      <style:text-properties fo:color="#004586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51cm" svg:height="0.351cm" svg:x="0.341cm" svg:y="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2cm" svg:height="0.351cm" svg:x="2.448cm" svg:y="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1cm" svg:height="0.351cm" svg:x="2.449cm" svg:y="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1cm" svg:height="0.351cm" svg:x="2.449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1cm" svg:height="0.351cm" svg:x="2.44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1cm" svg:height="0.351cm" svg:x="2.449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0.692cm" svg:y1="1.744cm" svg:x2="2.449cm" svg:y2="1.112cm">
          <text:p/>
        </draw:line>
        <draw:frame draw:style-name="gr4" draw:text-style-name="P5" draw:layer="layout" svg:width="2.703cm" svg:height="1.115cm" svg:x="0.2cm" svg:y="3.083cm">
          <draw:text-box>
            <text:p text:style-name="P4"><text:span text:style-name="T1">unicast</text:span></text:p>
            <text:p text:style-name="P4"><text:span text:style-name="T1">«1 vers 1»</text:span></text:p>
          </draw:text-box>
        </draw:frame>
        <draw:custom-shape draw:style-name="gr1" draw:text-style-name="P1" draw:layer="layout" svg:width="0.351cm" svg:height="0.351cm" svg:x="4.769cm" svg:y="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51cm" svg:height="0.351cm" svg:x="6.875cm" svg:y="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51cm" svg:height="0.351cm" svg:x="6.877cm" svg:y="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51cm" svg:height="0.351cm" svg:x="6.877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51cm" svg:height="0.351cm" svg:x="6.875cm" svg:y="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351cm" svg:height="0.351cm" svg:x="6.877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12cm" svg:y1="1.744cm" svg:x2="6.877cm" svg:y2="1.112cm">
          <text:p/>
        </draw:line>
        <draw:frame draw:style-name="gr7" draw:text-style-name="P5" draw:layer="layout" svg:width="3.364cm" svg:height="1.115cm" svg:x="4.064cm" svg:y="3.083cm">
          <draw:text-box>
            <text:p text:style-name="P4"><text:span text:style-name="T1">broadcast</text:span></text:p>
            <text:p text:style-name="P4"><text:span text:style-name="T1">«1 vers tous»</text:span></text:p>
          </draw:text-box>
        </draw:frame>
        <draw:line draw:style-name="gr6" draw:text-style-name="P3" draw:layer="layout" svg:x1="5.115cm" svg:y1="1.75cm" svg:x2="6.875cm" svg:y2="0.41cm">
          <text:p/>
        </draw:line>
        <draw:line draw:style-name="gr6" draw:text-style-name="P3" draw:layer="layout" svg:x1="5.115cm" svg:y1="1.75cm" svg:x2="6.875cm" svg:y2="1.744cm">
          <text:p/>
        </draw:line>
        <draw:line draw:style-name="gr6" draw:text-style-name="P3" draw:layer="layout" svg:x1="5.115cm" svg:y1="1.75cm" svg:x2="6.875cm" svg:y2="2.447cm">
          <text:p/>
        </draw:line>
        <draw:line draw:style-name="gr6" draw:text-style-name="P3" draw:layer="layout" svg:x1="5.115cm" svg:y1="1.75cm" svg:x2="6.875cm" svg:y2="3.079cm">
          <text:p/>
        </draw:line>
        <draw:custom-shape draw:style-name="gr1" draw:text-style-name="P1" draw:layer="layout" svg:width="0.352cm" svg:height="0.351cm" svg:x="9.126cm" svg:y="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1cm" svg:height="0.351cm" svg:x="11.233cm" svg:y="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51cm" svg:height="0.351cm" svg:x="11.235cm" svg:y="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1cm" svg:height="0.351cm" svg:x="11.235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1cm" svg:height="0.351cm" svg:x="11.233cm" svg:y="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51cm" svg:height="0.351cm" svg:x="11.235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464cm" svg:height="1.115cm" svg:x="8.069cm" svg:y="3.083cm">
          <draw:text-box>
            <text:p text:style-name="P4"><text:span text:style-name="T1">multicast</text:span></text:p>
            <text:p text:style-name="P4"><text:span text:style-name="T1">«1 vers plusieurs»</text:span></text:p>
          </draw:text-box>
        </draw:frame>
        <draw:line draw:style-name="gr3" draw:text-style-name="P3" draw:layer="layout" svg:x1="9.473cm" svg:y1="1.75cm" svg:x2="11.233cm" svg:y2="0.41cm">
          <text:p/>
        </draw:line>
        <draw:line draw:style-name="gr3" draw:text-style-name="P3" draw:layer="layout" svg:x1="9.473cm" svg:y1="1.75cm" svg:x2="11.233cm" svg:y2="1.744cm">
          <text:p/>
        </draw:line>
        <draw:line draw:style-name="gr3" draw:text-style-name="P3" draw:layer="layout" svg:x1="9.473cm" svg:y1="1.75cm" svg:x2="11.233cm" svg:y2="2.447cm">
          <text:p/>
        </draw:line>
        <draw:custom-shape draw:style-name="gr1" draw:text-style-name="P1" draw:layer="layout" svg:width="0.351cm" svg:height="0.351cm" svg:x="14.115cm" svg:y="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51cm" svg:height="0.351cm" svg:x="16.854cm" svg:y="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51cm" svg:height="0.351cm" svg:x="17.418cm" svg:y="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52cm" svg:height="0.351cm" svg:x="16.434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2cm" svg:height="0.351cm" svg:x="16.221cm" svg:y="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52cm" svg:height="0.351cm" svg:x="16.715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5.565cm" svg:height="1.115cm" svg:x="13.058cm" svg:y="3.083cm">
          <draw:text-box>
            <text:p text:style-name="P4"><text:span text:style-name="T1">anycast</text:span></text:p>
            <text:p text:style-name="P4"><text:span text:style-name="T1">«1 vers le plus proche»</text:span></text:p>
          </draw:text-box>
        </draw:frame>
        <draw:line draw:style-name="gr3" draw:text-style-name="P3" draw:layer="layout" svg:x1="14.463cm" svg:y1="1.815cm" svg:x2="16.221cm" svg:y2="2.4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7-01-09T08:38:06.661976567</meta:creation-date>
    <dc:date>2017-02-26T11:15:01.168335392</dc:date>
    <dc:creator>Philippe Latu</dc:creator>
    <meta:editing-duration>PT17M23S</meta:editing-duration>
    <meta:editing-cycles>6</meta:editing-cycles>
    <meta:generator>LibreOffice/5.2.5.1$Linux_X86_64 LibreOffice_project/20m0$Build-1</meta:generator>
    <meta:document-statistic meta:object-count="38"/>
  </office:meta>
</office:document-meta>
</file>